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4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7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8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9" style:family="graphic" style:parent-style-name="standard">
      <style:graphic-properties draw:stroke="none" draw:fill="none" fo:min-height="4.0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1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draw:fill="none" fo:min-height="3.474cm"/>
      <style:paragraph-properties style:writing-mode="lr-tb"/>
    </style:style>
    <style:style style:name="gr35" style:family="graphic" style:parent-style-name="standard">
      <style:graphic-properties draw:stroke="none" draw:fill="none" fo:min-height="1.10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37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8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9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0" style:family="graphic" style:parent-style-name="standard">
      <style:graphic-properties draw:stroke="none" draw:fill="none" fo:min-height="1.05cm"/>
      <style:paragraph-properties style:writing-mode="lr-tb"/>
    </style:style>
    <style:style style:name="gr41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de59"/>
      <style:paragraph-properties fo:text-align="center"/>
      <style:text-properties fo:language="fr" fo:country="FR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ffbf00" loext:opacity="100%" fo:font-size="20pt" fo:font-weight="bold" fo:background-color="#ffff00" style:font-size-asian="20pt" style:font-weight-asian="bold" style:font-size-complex="20pt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4" style:family="paragraph">
      <loext:graphic-properties draw:fill="solid" draw:fill-color="#65b32e"/>
      <style:paragraph-properties fo:text-align="center"/>
      <style:text-properties fo:language="fr" fo:country="FR"/>
    </style:style>
    <style:style style:name="P35" style:family="paragraph">
      <loext:graphic-properties draw:fill-color="#e8f2a1"/>
      <style:paragraph-properties fo:text-align="center"/>
      <style:text-properties fo:language="fr" fo:country="FR"/>
    </style:style>
    <style:style style:name="P36" style:family="paragraph">
      <loext:graphic-properties draw:fill-color="#5983b0"/>
      <style:paragraph-properties fo:text-align="center"/>
      <style:text-properties fo:language="fr" fo:country="FR"/>
    </style:style>
    <style:style style:name="P37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8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9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1111" loext:opacity="100%" fo:font-size="18pt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ffffff" loext:opacity="100%" fo:font-size="36pt" fo:language="fr" fo:country="FR" style:font-size-asian="36pt" style:font-size-complex="36pt"/>
    </style:style>
    <style:style style:name="T23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color="#ffbf00" loext:opacity="100%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8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59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7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2" draw:text-style-name="P18" draw:layer="layout" svg:x1="10cm" svg:y1="3.2cm" svg:x2="18cm" svg:y2="3.2cm">
          <text:p text:style-name="P8"><text:span text:style-name="T12"><text:s/></text:span></text:p>
        </draw:line>
        <draw:line draw:style-name="gr13" draw:text-style-name="P8" draw:layer="layout" svg:x1="16.4cm" svg:y1="6.5cm" svg:x2="16.4cm" svg:y2="14.6cm">
          <text:p/>
        </draw:line>
        <draw:frame draw:style-name="gr14" draw:text-style-name="P19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5" draw:text-style-name="P20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</text:span><text:span text:style-name="T14">personnel</text:span></text:p>
          </draw:text-box>
        </draw:frame>
        <draw:frame draw:style-name="gr16" draw:text-style-name="P21" draw:layer="layout" svg:width="5.4cm" svg:height="0.962cm" svg:x="11.3cm" svg:y="4.8cm">
          <draw:text-box>
            <text:p text:style-name="P8"><text:span text:style-name="T15">Connaissances</text:span></text:p>
          </draw:text-box>
        </draw:frame>
        <draw:frame draw:style-name="gr16" draw:text-style-name="P21" draw:layer="layout" svg:width="5cm" svg:height="0.962cm" draw:transform="rotate (-1.5707963267949) translate (14.462cm 8cm)">
          <draw:text-box>
            <text:p text:style-name="P8"><text:span text:style-name="T15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0.2cm" svg:x="1.2cm" svg:y="1cm" presentation:class="outline" presentation:user-transformed="true">
          <draw:text-box>
            <text:p text:style-name="P10"><text:span text:style-name="T16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1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14.324cm" svg:height="1.352cm" draw:transform="rotate (0.152541776624304) translate (0.6cm 5.464cm)">
          <draw:text-box>
            <text:p><text:span text:style-name="T18">Développement de site web</text:span></text:p>
          </draw:text-box>
        </draw:frame>
        <draw:frame draw:style-name="gr18" draw:text-style-name="P22" draw:layer="layout" svg:width="15.592cm" svg:height="1.441cm" draw:transform="rotate (-0.159872159482682) translate (12.407cm 5.695cm)">
          <draw:text-box>
            <text:p><text:span text:style-name="T18">Réalisation de charte graphique</text:span></text:p>
          </draw:text-box>
        </draw:frame>
        <draw:frame draw:style-name="gr19" draw:text-style-name="P22" draw:layer="layout" svg:width="13.953cm" svg:height="1.625cm" draw:transform="rotate (-0.141895268187139) translate (3.091cm 6.8cm)">
          <draw:text-box>
            <text:p><text:span text:style-name="T18">Filmage / Montage de vidéos</text:span></text:p>
          </draw:text-box>
        </draw:frame>
        <draw:frame draw:style-name="gr20" draw:text-style-name="P22" draw:layer="layout" svg:width="11.792cm" svg:height="1.414cm" draw:transform="rotate (0.0712094334813687) translate (15.6cm 11.99cm)">
          <draw:text-box>
            <text:p><text:span text:style-name="T18">Plan de communication</text:span></text:p>
          </draw:text-box>
        </draw:frame>
        <draw:frame draw:style-name="gr21" draw:text-style-name="P23" draw:layer="layout" svg:width="16.247cm" svg:height="1.038cm" svg:x="5.877cm" svg:y="14.1cm">
          <draw:text-box>
            <text:p text:style-name="P8"><text:span text:style-name="T19">Et bien plus encore.</text:span></text:p>
          </draw:text-box>
        </draw:frame>
        <draw:frame draw:style-name="gr22" draw:text-style-name="P22" draw:layer="layout" svg:width="15.258cm" svg:height="1.358cm" draw:transform="rotate (0.0356047167406843) translate (0.708cm 11.224cm)">
          <draw:text-box>
            <text:p><text:span text:style-name="T18">Rédaction d'articles de presse</text:span></text:p>
          </draw:text-box>
        </draw:frame>
        <draw:frame draw:style-name="gr20" draw:text-style-name="P24" draw:layer="layout" svg:width="11.792cm" svg:height="1.414cm" draw:transform="rotate (-0.106639617296854) translate (15.475cm 4.2cm)">
          <draw:text-box>
            <text:p text:style-name="P8"><text:span text:style-name="T18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3" draw:text-style-name="P25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6" draw:layer="layout" svg:width="2.119cm" svg:height="11.524cm" draw:transform="rotate (-3.14159265358979) translate (1.95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7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7" draw:layer="layout" svg:width="27.76cm" svg:height="4.265cm" svg:x="0.12cm" svg:y="4.7cm">
          <draw:text-box>
            <text:p text:style-name="P8"><text:span text:style-name="T20">La proposition des parcours est à la discrétion des IUT. A Sarcelles, les trois parcours sont dispensés.</text:span></text:p>
          </draw:text-box>
        </draw:frame>
        <draw:frame draw:style-name="gr30" draw:text-style-name="P28" draw:layer="layout" svg:width="20.923cm" svg:height="2.139cm" svg:x="3.539cm" svg:y="9.2cm">
          <draw:text-box>
            <text:p text:style-name="P8"><text:span text:style-name="T21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9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2">Si vous souhaitez acheter un ordinateur pour la formation, il </text:span><text:span text:style-name="T6">doit</text:span><text:span text:style-name="T22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23" draw:layer="layout" svg:width="16.247cm" svg:height="1.825cm" svg:x="5.878cm" svg:y="13.5cm">
          <draw:text-box>
            <text:p text:style-name="P8"><text:span text:style-name="T19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3" draw:text-style-name="P23" draw:layer="layout" svg:width="16.247cm" svg:height="1.825cm" svg:x="5.878cm" svg:y="13.2cm">
          <draw:text-box>
            <text:p text:style-name="P8"><text:span text:style-name="T19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0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5" draw:text-style-name="P31" draw:layer="layout" svg:width="24.6cm" svg:height="1.352cm" svg:x="1.7cm" svg:y="10.3cm">
          <draw:text-box>
            <text:p text:style-name="P8"><text:span text:style-name="T23">34 boulevard Henri Bergson 95200 Sarcelles</text:span></text:p>
          </draw:text-box>
        </draw:frame>
        <draw:frame draw:style-name="gr36" draw:text-style-name="P32" draw:layer="layout" svg:width="16.247cm" svg:height="1.226cm" svg:x="5.879cm" svg:y="13.5cm">
          <draw:text-box>
            <text:p text:style-name="P8"><text:span text:style-name="T24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5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3" draw:layer="layout" svg:width="16.247cm" svg:height="2.139cm" svg:x="5.879cm" svg:y="10.575cm">
          <draw:text-box>
            <text:p text:style-name="P8"><text:span text:style-name="T25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7" draw:text-style-name="P34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8" draw:text-style-name="P35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36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37" draw:layer="layout" svg:width="25.198cm" svg:height="2.845cm" svg:x="1.4cm" svg:y="1.334cm">
          <draw:text-box>
            <text:p><text:span text:style-name="T26">Présentation du BUT par le chef du département MMI, Annadouré Roch</text:span></text:p>
          </draw:text-box>
        </draw:frame>
        <draw:frame draw:style-name="gr40" draw:text-style-name="P38" draw:layer="layout" svg:width="26.903cm" svg:height="1.3cm" svg:x="0.6cm" svg:y="4.8cm">
          <draw:text-box>
            <text:p text:style-name="P8"><text:span text:style-name="T27">https://www.youtube.com/watch?v=oiEbQF7qfBU</text:span></text:p>
          </draw:text-box>
        </draw:frame>
        <draw:frame presentation:style-name="pr41" draw:text-style-name="P39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0" draw:text-style-name="P37" draw:layer="layout" svg:width="25.198cm" svg:height="2.845cm" svg:x="1.4cm" svg:y="1.034cm">
          <draw:text-box>
            <text:p><text:span text:style-name="T26">Fiche du BUT MMI sur le site de l'Université</text:span></text:p>
          </draw:text-box>
        </draw:frame>
        <draw:frame draw:style-name="gr41" draw:text-style-name="P38" draw:layer="layout" svg:width="26.903cm" svg:height="3.554cm" svg:x="0.6cm" svg:y="3.9cm">
          <draw:text-box>
            <text:p><text:span text:style-name="T27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39" draw:layer="layout" svg:width="25.198cm" svg:height="2.087cm" svg:x="1.4cm" svg:y="13cm">
          <draw:text-box>
            <text:p><text:span text:style-name="T28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1" draw:text-style-name="P37" draw:layer="layout" svg:width="25.198cm" svg:height="2.087cm" svg:x="1.4cm" svg:y="1.713cm">
          <draw:text-box>
            <text:p><text:span text:style-name="T26">Fiche du BUT MMI sur le site de l'ONISEP</text:span></text:p>
          </draw:text-box>
        </draw:frame>
        <draw:frame draw:style-name="gr41" draw:text-style-name="P41" draw:layer="layout" svg:width="25.703cm" svg:height="3.554cm" svg:x="1.8cm" svg:y="3.9cm">
          <draw:text-box>
            <text:p><text:span text:style-name="T29">https://www.onisep.fr/Ressources/Univers-Formation/Formations/Post-bac/but-metiers-du-multimedia-et-de-l-internet</text:span></text:p>
          </draw:text-box>
        </draw:frame>
        <draw:frame presentation:style-name="pr41" draw:text-style-name="P39" draw:layer="layout" svg:width="25.198cm" svg:height="2.087cm" svg:x="1.4cm" svg:y="13cm">
          <draw:text-box>
            <text:p><text:span text:style-name="T28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42" draw:text-style-name="P42" draw:layer="layout" svg:width="25.198cm" svg:height="12.191cm" svg:x="1.4cm" svg:y="1.713cm">
          <draw:text-box>
            <text:p><text:span text:style-name="T3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1-21T15:11:57.404914102</dc:date>
    <meta:editing-duration>P21DT16H12M22S</meta:editing-duration>
    <meta:editing-cycles>1327</meta:editing-cycles>
    <meta:generator>LibreOffice/7.1.7.2$MacOSX_X86_64 LibreOffice_project/c6a4e3954236145e2acb0b65f68614365aeee33f</meta:generator>
    <meta:document-statistic meta:object-count="223"/>
  </office:meta>
</office:document-meta>
</file>